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bold" officeooo:rsid="00067fba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bae2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1164c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2e04b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887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67fba" officeooo:paragraph-rsid="00067fba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cf28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0e5a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ae29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fb49e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1164c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2e04b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586af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6e787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9b191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f9097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42e06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2e04b" officeooo:paragraph-rsid="001586af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36213" officeooo:paragraph-rsid="001586af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1586af" fo:background-color="transparent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586af" officeooo:paragraph-rsid="001586af" fo:background-color="transparent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87" officeooo:paragraph-rsid="001586af" fo:background-color="transparent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9b191" officeooo:paragraph-rsid="0019b191" fo:background-color="transparent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cf468" officeooo:paragraph-rsid="0019b191" fo:background-color="transparent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f9097" officeooo:paragraph-rsid="001f9097" fo:background-color="transparent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a1bf0" officeooo:paragraph-rsid="001f9097" fo:background-color="transparent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fo:font-weight="normal" officeooo:rsid="0016e72d" officeooo:paragraph-rsid="0020c735" fo:background-color="transparent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font-name="Futura Std Condensed" fo:font-size="18pt" fo:language="en" fo:country="US" fo:font-weight="normal" officeooo:rsid="0020c735" officeooo:paragraph-rsid="0020c735" fo:background-color="transparent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Futura Std Condensed" fo:font-size="18pt" fo:language="en" fo:country="US" fo:font-weight="normal" officeooo:rsid="0012e04b" officeooo:paragraph-rsid="0020c735" fo:background-color="transparent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fo:font-weight="normal" officeooo:rsid="0020c735" officeooo:paragraph-rsid="0020c735" fo:background-color="transparent" style:font-size-asian="16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27bfeb" style:font-size-asian="14pt" style:font-weight-asian="normal" style:font-size-complex="16pt" style:font-weight-complex="normal"/>
    </style:style>
    <style:style style:name="T1" style:family="text">
      <style:text-properties officeooo:rsid="00087121"/>
    </style:style>
    <style:style style:name="T2" style:family="text">
      <style:text-properties style:font-name="Futura Std Condensed" fo:font-size="18pt" style:font-size-asian="18pt" style:font-size-complex="18pt"/>
    </style:style>
    <style:style style:name="T3" style:family="text">
      <style:text-properties style:font-name="Futura Std Condensed" fo:font-size="18pt" officeooo:rsid="00087121" style:font-size-asian="18pt" style:font-size-complex="18pt"/>
    </style:style>
    <style:style style:name="T4" style:family="text">
      <style:text-properties style:font-name="Futura Std Condensed" fo:font-size="18pt" officeooo:rsid="00094238" style:font-size-asian="18pt" style:font-size-complex="18pt"/>
    </style:style>
    <style:style style:name="T5" style:family="text">
      <style:text-properties style:font-name="Futura Std Condensed" fo:font-size="18pt" officeooo:rsid="0009cf28" style:font-size-asian="18pt" style:font-size-complex="18pt"/>
    </style:style>
    <style:style style:name="T6" style:family="text">
      <style:text-properties style:font-name="Futura Std Condensed" fo:font-size="18pt" officeooo:rsid="000b0e5a" style:font-size-asian="18pt" style:font-size-complex="18pt"/>
    </style:style>
    <style:style style:name="T7" style:family="text">
      <style:text-properties style:font-name="Futura Std Condensed" fo:font-size="18pt" officeooo:rsid="000bae29" style:font-size-asian="18pt" style:font-size-complex="18pt"/>
    </style:style>
    <style:style style:name="T8" style:family="text">
      <style:text-properties style:font-name="Futura Std Condensed" fo:font-size="18pt" officeooo:rsid="000fb49e" style:font-size-asian="18pt" style:font-size-complex="18pt"/>
    </style:style>
    <style:style style:name="T9" style:family="text">
      <style:text-properties style:font-name="Futura Std Condensed" fo:font-size="18pt" officeooo:rsid="000d67d8" style:font-size-asian="18pt" style:font-size-complex="18pt"/>
    </style:style>
    <style:style style:name="T10" style:family="text">
      <style:text-properties style:font-name="Futura Std Condensed" fo:font-size="18pt" officeooo:rsid="0011164c" style:font-size-asian="18pt" style:font-size-complex="18pt"/>
    </style:style>
    <style:style style:name="T11" style:family="text">
      <style:text-properties fo:color="#c9211e" loext:opacity="100%" style:font-name="Futura Std Condensed"/>
    </style:style>
    <style:style style:name="T12" style:family="text">
      <style:text-properties fo:color="#c9211e" loext:opacity="100%" style:font-name="Futura Std Condensed" officeooo:rsid="00087121"/>
    </style:style>
    <style:style style:name="T13" style:family="text">
      <style:text-properties fo:color="#c9211e" loext:opacity="100%" style:font-name="Futura Std Condensed" officeooo:rsid="00057b7a"/>
    </style:style>
    <style:style style:name="T14" style:family="text">
      <style:text-properties fo:color="#c9211e" loext:opacity="100%" style:font-name="Futura Std Condensed" officeooo:rsid="0003b32a"/>
    </style:style>
    <style:style style:name="T15" style:family="text">
      <style:text-properties fo:color="#c9211e" loext:opacity="100%" style:font-name="Futura Std Condensed" officeooo:rsid="00094238"/>
    </style:style>
    <style:style style:name="T16" style:family="text">
      <style:text-properties fo:color="#c9211e" loext:opacity="100%" style:font-name="Futura Std Condensed" fo:font-size="18pt" officeooo:rsid="00094238" style:font-size-asian="18pt" style:font-size-complex="18pt"/>
    </style:style>
    <style:style style:name="T17" style:family="text">
      <style:text-properties fo:color="#c9211e" loext:opacity="100%" style:font-name="Futura Std Condensed" fo:font-size="18pt" officeooo:rsid="0009cf28" style:font-size-asian="18pt" style:font-size-complex="18pt"/>
    </style:style>
    <style:style style:name="T18" style:family="text">
      <style:text-properties fo:color="#c9211e" loext:opacity="100%" style:font-name="Futura Std Condensed" fo:font-size="18pt" officeooo:rsid="000b0e5a" style:font-size-asian="18pt" style:font-size-complex="18pt"/>
    </style:style>
    <style:style style:name="T19" style:family="text">
      <style:text-properties fo:color="#c9211e" loext:opacity="100%" style:font-name="Futura Std Condensed" fo:font-size="18pt" officeooo:rsid="000d67d8" style:font-size-asian="18pt" style:font-size-complex="18pt"/>
    </style:style>
    <style:style style:name="T20" style:family="text">
      <style:text-properties fo:color="#c9211e" loext:opacity="100%" style:font-name="Futura Std Condensed" fo:font-size="18pt" officeooo:rsid="000fb49e" style:font-size-asian="18pt" style:font-size-complex="18pt"/>
    </style:style>
    <style:style style:name="T21" style:family="text">
      <style:text-properties fo:color="#c9211e" loext:opacity="100%" style:font-name="Futura Std Condensed" fo:font-size="18pt" officeooo:rsid="0011164c" style:font-size-asian="18pt" style:font-size-complex="18pt"/>
    </style:style>
    <style:style style:name="T22" style:family="text">
      <style:text-properties fo:color="#c9211e" loext:opacity="100%" style:font-name="Futura Std Condensed" fo:font-size="18pt" officeooo:rsid="0012e04b" style:font-size-asian="18pt" style:font-size-complex="18pt"/>
    </style:style>
    <style:style style:name="T23" style:family="text">
      <style:text-properties fo:color="#c9211e" loext:opacity="100%" style:font-name="Futura Std Condensed" fo:font-size="18pt" officeooo:rsid="00138f05" style:font-size-asian="18pt" style:font-size-complex="18pt"/>
    </style:style>
    <style:style style:name="T24" style:family="text">
      <style:text-properties fo:color="#c9211e" loext:opacity="100%" style:font-name="Futura Std Condensed" fo:font-size="18pt" officeooo:rsid="00136213" style:font-size-asian="18pt" style:font-size-complex="18pt"/>
    </style:style>
    <style:style style:name="T25" style:family="text">
      <style:text-properties fo:color="#c9211e" loext:opacity="100%" style:font-name="Futura Std Condensed" fo:font-size="18pt" officeooo:rsid="001586af" style:font-size-asian="18pt" style:font-size-complex="18pt"/>
    </style:style>
    <style:style style:name="T26" style:family="text">
      <style:text-properties fo:color="#c9211e" loext:opacity="100%" style:font-name="Futura Std Condensed" fo:font-size="18pt" officeooo:rsid="001586af" fo:background-color="transparent" loext:char-shading-value="0" style:font-size-asian="18pt" style:font-size-complex="18pt"/>
    </style:style>
    <style:style style:name="T27" style:family="text">
      <style:text-properties fo:color="#c9211e" loext:opacity="100%" style:font-name="Futura Std Condensed" fo:font-size="18pt" officeooo:rsid="00136213" fo:background-color="transparent" loext:char-shading-value="0" style:font-size-asian="18pt" style:font-size-complex="18pt"/>
    </style:style>
    <style:style style:name="T28" style:family="text">
      <style:text-properties fo:color="#c9211e" loext:opacity="100%" style:font-name="Futura Std Condensed" fo:font-size="18pt" officeooo:rsid="0019b191" fo:background-color="transparent" loext:char-shading-value="0" style:font-size-asian="18pt" style:font-size-complex="18pt"/>
    </style:style>
    <style:style style:name="T29" style:family="text">
      <style:text-properties fo:color="#c9211e" loext:opacity="100%" style:font-name="Futura Std Condensed" fo:font-size="18pt" officeooo:rsid="001a1bf0" fo:background-color="transparent" loext:char-shading-value="0" style:font-size-asian="18pt" style:font-size-complex="18pt"/>
    </style:style>
    <style:style style:name="T30" style:family="text">
      <style:text-properties fo:color="#c9211e" loext:opacity="100%" style:font-name="Futura Std Condensed" fo:font-size="18pt" officeooo:rsid="001cf468" fo:background-color="transparent" loext:char-shading-value="0" style:font-size-asian="18pt" style:font-size-complex="18pt"/>
    </style:style>
    <style:style style:name="T31" style:family="text">
      <style:text-properties fo:color="#c9211e" loext:opacity="100%" style:font-name="Futura Std Condensed" fo:font-size="18pt" officeooo:rsid="0020c735" fo:background-color="transparent" loext:char-shading-value="0" style:font-size-asian="18pt" style:font-size-complex="18pt"/>
    </style:style>
    <style:style style:name="T32" style:family="text">
      <style:text-properties fo:color="#c9211e" loext:opacity="100%" style:font-name="Futura Std Condensed" fo:font-size="18pt" officeooo:rsid="0024b2a5" fo:background-color="transparent" loext:char-shading-value="0" style:font-size-asian="18pt" style:font-size-complex="18pt"/>
    </style:style>
    <style:style style:name="T33" style:family="text">
      <style:text-properties fo:color="#c9211e" loext:opacity="100%" style:font-name="Futura Std Condensed" officeooo:rsid="00096f15"/>
    </style:style>
    <style:style style:name="T34" style:family="text">
      <style:text-properties fo:color="#c9211e" loext:opacity="100%" style:font-name="Futura Std Condensed" officeooo:rsid="0009cf28"/>
    </style:style>
    <style:style style:name="T35" style:family="text">
      <style:text-properties fo:color="#c9211e" loext:opacity="100%" style:font-name="Futura Std Condensed" officeooo:rsid="000b0e5a"/>
    </style:style>
    <style:style style:name="T36" style:family="text">
      <style:text-properties fo:color="#c9211e" loext:opacity="100%" style:font-name="Futura Std Condensed" officeooo:rsid="000fb49e"/>
    </style:style>
    <style:style style:name="T37" style:family="text">
      <style:text-properties fo:color="#c9211e" loext:opacity="100%" style:font-name="Futura Std Condensed" officeooo:rsid="0011164c"/>
    </style:style>
    <style:style style:name="T38" style:family="text">
      <style:text-properties fo:color="#c9211e" loext:opacity="100%" style:font-name="Futura Std Condensed" officeooo:rsid="000d67d8"/>
    </style:style>
    <style:style style:name="T39" style:family="text">
      <style:text-properties fo:color="#c9211e" loext:opacity="100%" style:font-name="Futura Std Condensed" officeooo:rsid="000d67d8" style:font-size-asian="16pt"/>
    </style:style>
    <style:style style:name="T40" style:family="text">
      <style:text-properties fo:color="#c9211e" loext:opacity="100%" style:font-name="Futura Std Condensed" officeooo:rsid="0012a6c5"/>
    </style:style>
    <style:style style:name="T41" style:family="text">
      <style:text-properties fo:color="#c9211e" loext:opacity="100%" style:font-name="Futura Std Condensed" officeooo:rsid="0012e04b"/>
    </style:style>
    <style:style style:name="T42" style:family="text">
      <style:text-properties fo:color="#c9211e" loext:opacity="100%" style:font-name="Futura Std Condensed" officeooo:rsid="00136213"/>
    </style:style>
    <style:style style:name="T43" style:family="text">
      <style:text-properties fo:color="#c9211e" loext:opacity="100%" style:font-name="Futura Std Condensed" officeooo:rsid="00138f05"/>
    </style:style>
    <style:style style:name="T44" style:family="text">
      <style:text-properties fo:color="#c9211e" loext:opacity="100%" style:font-name="Futura Std Condensed" officeooo:rsid="001586af"/>
    </style:style>
    <style:style style:name="T45" style:family="text">
      <style:text-properties fo:color="#c9211e" loext:opacity="100%" style:font-name="Futura Std Condensed" officeooo:rsid="001586af" fo:background-color="transparent" loext:char-shading-value="0"/>
    </style:style>
    <style:style style:name="T46" style:family="text">
      <style:text-properties fo:color="#c9211e" loext:opacity="100%" style:font-name="Futura Std Condensed" officeooo:rsid="0016e72d" fo:background-color="transparent" loext:char-shading-value="0"/>
    </style:style>
    <style:style style:name="T47" style:family="text">
      <style:text-properties fo:color="#c9211e" loext:opacity="100%" style:font-name="Futura Std Condensed" officeooo:rsid="0016e787" fo:background-color="transparent" loext:char-shading-value="0"/>
    </style:style>
    <style:style style:name="T48" style:family="text">
      <style:text-properties fo:color="#c9211e" loext:opacity="100%" style:font-name="Futura Std Condensed" officeooo:rsid="00136213" fo:background-color="transparent" loext:char-shading-value="0"/>
    </style:style>
    <style:style style:name="T49" style:family="text">
      <style:text-properties fo:color="#c9211e" loext:opacity="100%" style:font-name="Futura Std Condensed" officeooo:rsid="0019b191" fo:background-color="transparent" loext:char-shading-value="0"/>
    </style:style>
    <style:style style:name="T50" style:family="text">
      <style:text-properties fo:color="#c9211e" loext:opacity="100%" style:font-name="Futura Std Condensed" officeooo:rsid="001a1bf0" fo:background-color="transparent" loext:char-shading-value="0"/>
    </style:style>
    <style:style style:name="T51" style:family="text">
      <style:text-properties fo:color="#c9211e" loext:opacity="100%" style:font-name="Futura Std Condensed" officeooo:rsid="001cf468" fo:background-color="transparent" loext:char-shading-value="0"/>
    </style:style>
    <style:style style:name="T52" style:family="text">
      <style:text-properties fo:color="#c9211e" loext:opacity="100%" style:font-name="Futura Std Condensed" officeooo:rsid="001f9097" fo:background-color="transparent" loext:char-shading-value="0"/>
    </style:style>
    <style:style style:name="T53" style:family="text">
      <style:text-properties fo:color="#c9211e" loext:opacity="100%" style:font-name="Futura Std Condensed" officeooo:rsid="0020c735" fo:background-color="transparent" loext:char-shading-value="0" style:font-size-asian="16pt"/>
    </style:style>
    <style:style style:name="T54" style:family="text">
      <style:text-properties fo:color="#c9211e" loext:opacity="100%" style:font-name="Futura Std Condensed" officeooo:rsid="002475bb" fo:background-color="transparent" loext:char-shading-value="0" style:font-size-asian="16pt"/>
    </style:style>
    <style:style style:name="T55" style:family="text">
      <style:text-properties fo:color="#c9211e" loext:opacity="100%" style:font-name="Futura Std Condensed" officeooo:rsid="0026a8dc" fo:background-color="transparent" loext:char-shading-value="0" style:font-size-asian="16pt"/>
    </style:style>
    <style:style style:name="T56" style:family="text">
      <style:text-properties fo:color="#c9211e" loext:opacity="100%" style:font-name="Futura Std Condensed" officeooo:rsid="0016e787"/>
    </style:style>
    <style:style style:name="T57" style:family="text">
      <style:text-properties fo:color="#c9211e" loext:opacity="100%" style:text-position="super 58%" style:font-name="Futura Std Condensed" officeooo:rsid="002475bb" fo:background-color="transparent" loext:char-shading-value="0" style:font-size-asian="16pt"/>
    </style:style>
    <style:style style:name="T58" style:family="text">
      <style:text-properties fo:color="#c9211e" loext:opacity="100%" style:font-name="Futura Std Condensed" officeooo:rsid="0027bfeb"/>
    </style:style>
    <style:style style:name="T59" style:family="text">
      <style:text-properties fo:color="#c9211e" loext:opacity="100%" officeooo:rsid="0012e04b"/>
    </style:style>
    <style:style style:name="T60" style:family="text">
      <style:text-properties fo:color="#c9211e" loext:opacity="100%" officeooo:rsid="0027bfeb"/>
    </style:style>
    <style:style style:name="T61" style:family="text">
      <style:text-properties officeooo:rsid="00088875"/>
    </style:style>
    <style:style style:name="T62" style:family="text">
      <style:text-properties officeooo:rsid="00057b7a"/>
    </style:style>
    <style:style style:name="T63" style:family="text">
      <style:text-properties officeooo:rsid="0003b32a"/>
    </style:style>
    <style:style style:name="T64" style:family="text">
      <style:text-properties style:font-name="Futura Std Condensed Light1" officeooo:rsid="00088875"/>
    </style:style>
    <style:style style:name="T65" style:family="text">
      <style:text-properties officeooo:rsid="00094238"/>
    </style:style>
    <style:style style:name="T66" style:family="text">
      <style:text-properties officeooo:rsid="00096f15"/>
    </style:style>
    <style:style style:name="T67" style:family="text">
      <style:text-properties officeooo:rsid="0009cf28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style:font-name="Futura Std Condensed" fo:font-size="18pt" officeooo:rsid="000b0e5a" style:font-size-asian="18pt" style:font-size-complex="18pt"/>
    </style:style>
    <style:style style:name="T70" style:family="text">
      <style:text-properties fo:color="#000000" loext:opacity="100%" style:font-name="Futura Std Condensed" fo:font-size="18pt" officeooo:rsid="001586af" fo:background-color="transparent" loext:char-shading-value="0" style:font-size-asian="18pt" style:font-size-complex="18pt"/>
    </style:style>
    <style:style style:name="T71" style:family="text">
      <style:text-properties fo:color="#000000" loext:opacity="100%" style:font-name="Futura Std Condensed" fo:font-size="18pt" officeooo:rsid="0016e72d" fo:background-color="transparent" loext:char-shading-value="0" style:font-size-asian="18pt" style:font-size-complex="18pt"/>
    </style:style>
    <style:style style:name="T72" style:family="text">
      <style:text-properties fo:color="#000000" loext:opacity="100%" style:font-name="Futura Std Condensed" fo:font-size="18pt" officeooo:rsid="001f9097" fo:background-color="transparent" loext:char-shading-value="0" style:font-size-asian="18pt" style:font-size-complex="18pt"/>
    </style:style>
    <style:style style:name="T73" style:family="text">
      <style:text-properties fo:color="#000000" loext:opacity="100%" style:font-name="Futura Std Condensed" officeooo:rsid="00087121"/>
    </style:style>
    <style:style style:name="T74" style:family="text">
      <style:text-properties fo:color="#000000" loext:opacity="100%" style:font-name="Futura Std Condensed Light1" officeooo:rsid="000b0e5a"/>
    </style:style>
    <style:style style:name="T75" style:family="text">
      <style:text-properties fo:color="#000000" loext:opacity="100%" style:font-name="Futura Std Condensed Light1" officeooo:rsid="000fb49e"/>
    </style:style>
    <style:style style:name="T76" style:family="text">
      <style:text-properties fo:color="#000000" loext:opacity="100%" style:font-name="Futura Std Condensed Light1" officeooo:rsid="0012a6c5"/>
    </style:style>
    <style:style style:name="T77" style:family="text">
      <style:text-properties fo:color="#000000" loext:opacity="100%" style:font-name="Futura Std Condensed Light1" officeooo:rsid="0012e04b"/>
    </style:style>
    <style:style style:name="T78" style:family="text">
      <style:text-properties fo:color="#000000" loext:opacity="100%" style:font-name="Futura Std Condensed Light1" officeooo:rsid="00136213"/>
    </style:style>
    <style:style style:name="T79" style:family="text">
      <style:text-properties fo:color="#000000" loext:opacity="100%" style:font-name="Futura Std Condensed Light1" officeooo:rsid="00138f05"/>
    </style:style>
    <style:style style:name="T80" style:family="text">
      <style:text-properties fo:color="#000000" loext:opacity="100%" style:font-name="Futura Std Condensed Light1" officeooo:rsid="001586af"/>
    </style:style>
    <style:style style:name="T81" style:family="text">
      <style:text-properties fo:color="#000000" loext:opacity="100%" style:font-name="Futura Std Condensed Light1" officeooo:rsid="001586af" fo:background-color="transparent" loext:char-shading-value="0"/>
    </style:style>
    <style:style style:name="T82" style:family="text">
      <style:text-properties fo:color="#000000" loext:opacity="100%" style:font-name="Futura Std Condensed Light1" officeooo:rsid="0016e72d" fo:background-color="transparent" loext:char-shading-value="0"/>
    </style:style>
    <style:style style:name="T83" style:family="text">
      <style:text-properties fo:color="#000000" loext:opacity="100%" style:font-name="Futura Std Condensed Light1" officeooo:rsid="00136213" fo:background-color="transparent" loext:char-shading-value="0"/>
    </style:style>
    <style:style style:name="T84" style:family="text">
      <style:text-properties fo:color="#000000" loext:opacity="100%" style:font-name="Futura Std Condensed Light1" officeooo:rsid="0016e787" fo:background-color="transparent" loext:char-shading-value="0"/>
    </style:style>
    <style:style style:name="T85" style:family="text">
      <style:text-properties fo:color="#000000" loext:opacity="100%" style:font-name="Futura Std Condensed Light1" officeooo:rsid="0019b191" fo:background-color="transparent" loext:char-shading-value="0"/>
    </style:style>
    <style:style style:name="T86" style:family="text">
      <style:text-properties fo:color="#000000" loext:opacity="100%" style:font-name="Futura Std Condensed Light1" officeooo:rsid="001cf468" fo:background-color="transparent" loext:char-shading-value="0"/>
    </style:style>
    <style:style style:name="T87" style:family="text">
      <style:text-properties fo:color="#000000" loext:opacity="100%" style:font-name="Futura Std Condensed Light1" officeooo:rsid="001e3ecb" fo:background-color="transparent" loext:char-shading-value="0"/>
    </style:style>
    <style:style style:name="T88" style:family="text">
      <style:text-properties fo:color="#000000" loext:opacity="100%" style:font-name="Futura Std Condensed Light1" officeooo:rsid="001f9097" fo:background-color="transparent" loext:char-shading-value="0"/>
    </style:style>
    <style:style style:name="T89" style:family="text">
      <style:text-properties fo:color="#000000" loext:opacity="100%" style:font-name="Futura Std Condensed Light1" officeooo:rsid="0020c735" fo:background-color="transparent" loext:char-shading-value="0" style:font-size-asian="16pt"/>
    </style:style>
    <style:style style:name="T90" style:family="text">
      <style:text-properties fo:color="#000000" loext:opacity="100%" style:font-name="Futura Std Condensed Light1" officeooo:rsid="00242e06" fo:background-color="transparent" loext:char-shading-value="0" style:font-size-asian="16pt"/>
    </style:style>
    <style:style style:name="T91" style:family="text">
      <style:text-properties fo:color="#000000" loext:opacity="100%" style:font-name="Futura Std Condensed Light1" officeooo:rsid="002475bb" fo:background-color="transparent" loext:char-shading-value="0" style:font-size-asian="16pt"/>
    </style:style>
    <style:style style:name="T92" style:family="text">
      <style:text-properties fo:color="#000000" loext:opacity="100%" style:font-name="Futura Std Condensed Light1" officeooo:rsid="0026a8dc" fo:background-color="transparent" loext:char-shading-value="0" style:font-size-asian="16pt"/>
    </style:style>
    <style:style style:name="T93" style:family="text">
      <style:text-properties fo:color="#000000" loext:opacity="100%" style:font-name="Futura Std Condensed Light1" fo:font-size="18pt" officeooo:rsid="001586af" fo:background-color="transparent" loext:char-shading-value="0" style:font-size-asian="18pt" style:font-size-complex="18pt"/>
    </style:style>
    <style:style style:name="T94" style:family="text">
      <style:text-properties fo:color="#000000" loext:opacity="100%" style:font-name="Futura Std Condensed Light1" style:text-underline-style="solid" style:text-underline-width="auto" style:text-underline-color="font-color" officeooo:rsid="0020c735" fo:background-color="transparent" loext:char-shading-value="0" style:font-size-asian="16pt"/>
    </style:style>
    <style:style style:name="T95" style:family="text">
      <style:text-properties fo:color="#000000" loext:opacity="100%" officeooo:rsid="000bae29"/>
    </style:style>
    <style:style style:name="T96" style:family="text">
      <style:text-properties fo:color="#000000" loext:opacity="100%" officeooo:rsid="0003b32a"/>
    </style:style>
    <style:style style:name="T97" style:family="text">
      <style:text-properties fo:color="#000000" loext:opacity="100%" officeooo:rsid="0019b191" fo:background-color="transparent" loext:char-shading-value="0"/>
    </style:style>
    <style:style style:name="T98" style:family="text">
      <style:text-properties fo:color="#000000" loext:opacity="100%" officeooo:rsid="001a1bf0" fo:background-color="transparent" loext:char-shading-value="0"/>
    </style:style>
    <style:style style:name="T99" style:family="text">
      <style:text-properties fo:color="#000000" loext:opacity="100%" officeooo:rsid="00250d45" fo:background-color="transparent" loext:char-shading-value="0"/>
    </style:style>
    <style:style style:name="T100" style:family="text">
      <style:text-properties fo:color="#000000" loext:opacity="100%" style:font-name="Futura Std Condensed Light" officeooo:rsid="0020c735" fo:background-color="transparent" loext:char-shading-value="0" style:font-size-asian="16pt"/>
    </style:style>
    <style:style style:name="T101" style:family="text">
      <style:text-properties fo:color="#000000" loext:opacity="100%" officeooo:rsid="0012e04b"/>
    </style:style>
    <style:style style:name="T102" style:family="text">
      <style:text-properties fo:color="#000000" loext:opacity="100%" officeooo:rsid="0027bfeb"/>
    </style:style>
    <style:style style:name="T103" style:family="text">
      <style:text-properties fo:color="#000000" loext:opacity="100%" style:font-name="Futura Std Condensed" officeooo:rsid="0027bfeb"/>
    </style:style>
    <style:style style:name="T104" style:family="text">
      <style:text-properties officeooo:rsid="000b0e5a"/>
    </style:style>
    <style:style style:name="T105" style:family="text">
      <style:text-properties officeooo:rsid="000bae29"/>
    </style:style>
    <style:style style:name="T106" style:family="text">
      <style:text-properties officeooo:rsid="000d67d8"/>
    </style:style>
    <style:style style:name="T107" style:family="text">
      <style:text-properties officeooo:rsid="000f3d24"/>
    </style:style>
    <style:style style:name="T108" style:family="text">
      <style:text-properties officeooo:rsid="000fb49e"/>
    </style:style>
    <style:style style:name="T109" style:family="text">
      <style:text-properties officeooo:rsid="0011164c"/>
    </style:style>
    <style:style style:name="T110" style:family="text">
      <style:text-properties officeooo:rsid="0011b4f4"/>
    </style:style>
    <style:style style:name="T111" style:family="text">
      <style:text-properties officeooo:rsid="0012a6c5"/>
    </style:style>
    <style:style style:name="T112" style:family="text">
      <style:text-properties officeooo:rsid="0012e04b"/>
    </style:style>
    <style:style style:name="T113" style:family="text">
      <style:text-properties officeooo:rsid="00138f05"/>
    </style:style>
    <style:style style:name="T114" style:family="text">
      <style:text-properties officeooo:rsid="0016e787"/>
    </style:style>
    <style:style style:name="T115" style:family="text">
      <style:text-properties officeooo:rsid="0027bfeb"/>
    </style:style>
    <style:style style:name="T116" style:family="text">
      <style:text-properties style:font-name="Futura Std Condensed" officeooo:rsid="0027bf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- Domestique Baston -</text:p>
      <text:p text:style-name="P1"/>
      <text:p text:style-name="P1"/>
      <text:p text:style-name="P1"/>
      <text:p text:style-name="P4">What is it?</text:p>
      <text:p text:style-name="P3"/>
      <text:p text:style-name="P10"><text:tab/><text:span text:style-name="T2">D</text:span><text:span text:style-name="T1">omestique Baston is </text:span><text:span text:style-name="T12">versus fighting game</text:span><text:span text:style-name="T1">, some kind of a Street Fighters game. <text:s/>Well. You know what that is... It’ll be intended for casual gamers as the gameplay will be simplified compared to those </text:span><text:span text:style-name="T107">Garou: Mark of the Wolves, The Last Blade</text:span><text:span text:style-name="T1"> and Guilty Gear </text:span><text:span text:style-name="T107">(you name it)</text:span><text:span text:style-name="T1">...</text:span></text:p>
      <text:p text:style-name="P11"/>
      <text:p text:style-name="P12"><text:tab/><text:span text:style-name="T3">I</text:span><text:span text:style-name="T1">t pictures a couple (a man and a woman) fighting each other at home. Here’s the reason why there will be only </text:span><text:span text:style-name="T12">1 background</text:span><text:span text:style-name="T1"> and only </text:span><text:span text:style-name="T12">2 playable characters</text:span><text:span text:style-name="T1">. </text:span><text:span text:style-name="T64">A kind of sword fighting game (roll and bottle, here). It</text:span><text:span text:style-name="T61"> also implies that there will never be a mirror match (man versus man or girl versus girl). You don’t agree? We don’t care!</text:span></text:p>
      <text:p text:style-name="P11"/>
      <text:p text:style-name="P11"><text:tab/><text:span text:style-name="T3">T</text:span><text:span text:style-name="T1">his game will be in </text:span><text:span text:style-name="T12">French slang</text:span><text:span text:style-name="T73"> </text:span><text:span text:style-name="T74">(in Michel Audiard’s style)</text:span><text:span text:style-name="T1">, just because it’s funny. No other reason. Beside</text:span><text:span text:style-name="T61">s</text:span><text:span text:style-name="T1">, who really cares about, </text:span><text:span text:style-name="T61">for instance,</text:span><text:span text:style-name="T1"> the story </text:span><text:span text:style-name="T105">or even what’s told </text:span><text:span text:style-name="T1">in such a game? </text:span><text:span text:style-name="T105">You can always tell when someone’s angry, don’t you?</text:span></text:p>
      <text:p text:style-name="P11"/>
      <text:p text:style-name="P11"/>
      <text:p text:style-name="P13"/>
      <text:p text:style-name="P5"><text:span text:style-name="T105">Gameplay</text:span>:</text:p>
      <text:p text:style-name="P2"/>
      <text:p text:style-name="P14"><text:tab/><text:span text:style-name="T2">E</text:span>ach character will basically have <text:span text:style-name="T105">the following animations</text:span>: <text:span text:style-name="T11">3 normal attacks</text:span><text:span text:style-name="T68"> </text:span><text:span text:style-name="T95">(weak and fast/medium/strong and slow)</text:span>, <text:span text:style-name="T11">1 special attack</text:span><text:span text:style-name="T68"> </text:span><text:span text:style-name="T95">(even slower)</text:span>, <text:span text:style-name="T13">1 ranged attack</text:span><text:span text:style-name="T62"> (</text:span>an <text:span text:style-name="T62">insult) </text:span><text:span text:style-name="T105">and</text:span><text:span text:style-name="T62"> </text:span><text:span text:style-name="T11">1 </text:span><text:span text:style-name="T14">fake attack</text:span><text:span text:style-name="T96"> </text:span><text:span text:style-name="T95">(mostly used for chaining attacks or combos</text:span>, <text:span text:style-name="T11">2 dodges</text:span> (<text:span text:style-name="T105">jumping and crouching down</text:span>) <text:span text:style-name="T105">and </text:span><text:span text:style-name="T11">1 parry</text:span><text:span text:style-name="T68"> </text:span><text:span text:style-name="T95">(using a tool)</text:span>, <text:span text:style-name="T11">1 forward </text:span><text:span text:style-name="T14">walk</text:span><text:span text:style-name="T63"> </text:span>and <text:span text:style-name="T11">1 backward </text:span><text:span text:style-name="T14">walk</text:span>, <text:span text:style-name="T11">1 KO</text:span> and <text:span text:style-name="T11">1 “</text:span><text:span text:style-name="T14">get hit”</text:span>, <text:span text:style-name="T40">1 “apparition” </text:span><text:span text:style-name="T76">(not an attack, that’s just for the character to get in the scene before the game starts)</text:span><text:span text:style-name="T111"> </text:span><text:span text:style-name="T62">and</text:span> <text:span text:style-name="T105">finally </text:span><text:span text:style-name="T11">1 idle</text:span>. No stun! No lows! No ups! No downward strikes on the ground and no upward strikes (to limit the work). Maybe later... And maybe you can add yours as well...<text:span text:style-name="T105"> Such as hand to hand attacks, grab</text:span><text:span text:style-name="T108"> </text:span><text:span text:style-name="T105">and throws, etc.</text:span></text:p>
      <text:p text:style-name="P14"/>
      <text:p text:style-name="P15"><text:tab/><text:span text:style-name="T4">A</text:span><text:span text:style-name="T65"> match will be played in </text:span><text:span text:style-name="T15">1</text:span><text:span text:style-name="T65">. The basic idea would be that blows hurt (a lot) and that it is therefore necessary to </text:span><text:span text:style-name="T15">give importance to parry, dodge and counter-attack</text:span><text:span text:style-name="T65">.</text:span></text:p>
      <text:p text:style-name="P15"/>
      <text:p text:style-name="P15"><text:tab/><text:span text:style-name="T69">A</text:span><text:span text:style-name="T104"> fall is a lost game!</text:span></text:p>
      <text:p text:style-name="P15"><text:soft-page-break/></text:p>
      <text:p text:style-name="P15"><text:span text:style-name="T65"><text:tab/></text:span><text:span text:style-name="T16">N</text:span><text:span text:style-name="T15">o time limit</text:span><text:span text:style-name="T65">.</text:span></text:p>
      <text:p text:style-name="P15"/>
      <text:p text:style-name="P16"><text:tab/><text:span text:style-name="T16">N</text:span><text:span text:style-name="T15">o complicated maneuvers</text:span><text:span text:style-name="T65"> (like quarter circle forward, etc.) but instead some </text:span><text:span text:style-name="T15">kind of “1 button = 1 attack”</text:span><text:span text:style-name="T65">, k</text:span><text:span text:style-name="T62">ind of </text:span><text:span text:style-name="T65">a "keyboard" type gameplay (</text:span><text:span text:style-name="T62">even though we’</text:span><text:span text:style-name="T65">ll eventually make</text:span><text:span text:style-name="T62"> controlers </text:span><text:span text:style-name="T65">available). That being said </text:span><text:span text:style-name="T15">some attacks </text:span><text:span text:style-name="T33">will necessarily</text:span><text:span text:style-name="T15"> use simultneously 2 buttons or even more</text:span><text:span text:style-name="T65"> </text:span><text:span text:style-name="T66">because of the use of gamepads.</text:span><text:span text:style-name="T65"> </text:span><text:span text:style-name="T108">Probably using </text:span><text:span text:style-name="T36">6 buttons</text:span><text:span text:style-name="T75"> </text:span><text:span text:style-name="T79">(at least 4)</text:span><text:span text:style-name="T108">. </text:span><text:span text:style-name="T65">Casual </text:span><text:span text:style-name="T66">anyway</text:span><text:span text:style-name="T65">. </text:span></text:p>
      <text:p text:style-name="P16"><text:span text:style-name="T17"><text:tab/>D</text:span><text:span text:style-name="T34">odge and parry</text:span><text:span text:style-name="T67"> are launched by </text:span><text:span text:style-name="T34">hitting a button or a combination of buttons</text:span><text:span text:style-name="T67">. Not by moving backward.</text:span></text:p>
      <text:p text:style-name="P17"><text:tab/><text:span text:style-name="T6">E</text:span>ach move and each parry has its strong point and its weakness which would bring back a little <text:span text:style-name="T62">Rock</text:span>/<text:span text:style-name="T62">Paper</text:span>/<text:span text:style-name="T62">S</text:span>cissors<text:span text:style-name="T62"> </text:span>side to each move. <text:span text:style-name="T11">Only the "ideal counter" allows to take </text:span><text:span text:style-name="T36">0 </text:span><text:span text:style-name="T11">damage against an attack</text:span>. <text:span text:style-name="T11">A</text:span><text:span text:style-name="T36">ny </text:span><text:span text:style-name="T11">other counter would </text:span><text:span text:style-name="T35">only reduce the</text:span><text:span text:style-name="T11"> damage</text:span><text:span text:style-name="T35"> taken</text:span>. <text:span text:style-name="T104">And of course </text:span><text:span text:style-name="T35">no defense means full damage</text:span><text:span text:style-name="T104">! </text:span>Also, <text:span text:style-name="T11">chaining the right attack after </text:span><text:span text:style-name="T36">the right</text:span><text:span text:style-name="T11"> counter would allow to do more damage </text:span><text:span text:style-name="T35">in return</text:span><text:span text:style-name="T104"> </text:span>than any other attack...</text:p>
      <text:p text:style-name="P17"><text:tab/><text:span text:style-name="T5">O</text:span><text:span text:style-name="T67">f course </text:span><text:span text:style-name="T34">there will be combos</text:span><text:span text:style-name="T67"> (they kind of are the essence of such a game)</text:span>. <text:span text:style-name="T104">You’ll just have to enter the right button sequences.</text:span></text:p>
      <text:p text:style-name="P17"/>
      <text:p text:style-name="P17"><text:tab/><text:span text:style-name="T18">T</text:span><text:span text:style-name="T35">he pl</text:span><text:span text:style-name="T34">ayer character always face the opponent</text:span><text:span text:style-name="T67">.</text:span></text:p>
      <text:p text:style-name="P17"/>
      <text:p text:style-name="P17"/>
      <text:p text:style-name="P17"/>
      <text:p text:style-name="P6"><text:span text:style-name="T106">Technically</text:span>:</text:p>
      <text:p text:style-name="P6"/>
      <text:p text:style-name="P18"><text:tab/><text:span text:style-name="T19">A</text:span><text:span text:style-name="T38">nimations are done at 10 frames/second</text:span><text:span text:style-name="T106">.</text:span></text:p>
      <text:p text:style-name="P18"/>
      <text:p text:style-name="P19"><text:tab/><text:span text:style-name="T19">N</text:span><text:span text:style-name="T39">o rotation nor scalling on sprites</text:span><text:span text:style-name="T106"> to keep that retro feel as much as possible. </text:span><text:span text:style-name="T108">Everything will have to be </text:span><text:span text:style-name="T109">hand </text:span><text:span text:style-name="T108">drawn.</text:span></text:p>
      <text:p text:style-name="P19"/>
      <text:p text:style-name="P19"><text:span text:style-name="T106"><text:tab/></text:span><text:span text:style-name="T9">W</text:span><text:span text:style-name="T106">hat would be absolutly perfect would also </text:span><text:span text:style-name="T108">be </text:span><text:span text:style-name="T106">using a </text:span><text:span text:style-name="T37">1 </text:span><text:span text:style-name="T38">sprite pixel as basic unit for translations</text:span><text:span text:style-name="T106">.</text:span></text:p>
      <text:p text:style-name="P19"/>
      <text:p text:style-name="P20"><text:tab/><text:span text:style-name="T21">W</text:span><text:span text:style-name="T36">in/loose pose screens</text:span><text:span text:style-name="T108"> </text:span><text:span text:style-name="T109">(I’ll manage to do that the earlier the better)</text:span><text:span text:style-name="T108">!</text:span></text:p>
      <text:p text:style-name="P18"/>
      <text:p text:style-name="P18"><text:tab/><text:span text:style-name="T8">I</text:span><text:span text:style-name="T108"> just cant imagine </text:span><text:span text:style-name="T36">combo system with</text:span><text:span text:style-name="T108">out</text:span><text:span text:style-name="T75"> </text:span><text:span text:style-name="T36">buffer</text:span><text:span text:style-name="T108"> but I might be wrong on that...</text:span></text:p>
      <text:p text:style-name="P18"/>
      <text:p text:style-name="P18"><text:soft-page-break/><text:tab/><text:span text:style-name="T20">N</text:span><text:span text:style-name="T36">o camera pan</text:span><text:span text:style-name="T108"> </text:span><text:span text:style-name="T109">(it would make sprites very difficult to read as everything would be to big on screen)</text:span><text:span text:style-name="T108">.</text:span></text:p>
      <text:p text:style-name="P18"/>
      <text:p text:style-name="P20"/>
      <text:p text:style-name="P7">What next?</text:p>
      <text:p text:style-name="P20"/>
      <text:p text:style-name="P20"><text:tab/><text:span text:style-name="T7">L</text:span><text:span text:style-name="T105">ater on, adding more stuff and features would be great (as previously told) such as being able to grab passing by things (such as a cat, a baby, etc.) and throw them at the opponent would be also very funny... </text:span><text:span text:style-name="T109">M</text:span><text:span text:style-name="T105">ore musics </text:span><text:span text:style-name="T108">and</text:span><text:span text:style-name="T105"> sound </text:span><text:span text:style-name="T106">effects would also be great!</text:span></text:p>
      <text:p text:style-name="P20"/>
      <text:p text:style-name="P21"><text:tab/><text:span text:style-name="T10">A</text:span><text:span text:style-name="T109">dding background animations </text:span><text:span text:style-name="T110">of</text:span><text:span text:style-name="T109"> people passing by and looking through the window to see what’s happening then running away. Cars (with lights on) in the street. Someone walking a dog...</text:span></text:p>
      <text:p text:style-name="P21"/>
      <text:p text:style-name="P21"/>
      <text:p text:style-name="P8"><text:span text:style-name="T112">More about Gameplay </text:span><text:span text:style-name="T114">(as it comes)</text:span>?</text:p>
      <text:p text:style-name="P21"/>
      <text:p text:style-name="P40"><text:tab/><text:span text:style-name="T22">C</text:span><text:span text:style-name="T41">rouch</text:span><text:span text:style-name="T112"> </text:span><text:span text:style-name="T113">uses </text:span><text:span text:style-name="T43">A</text:span><text:span text:style-name="T101"> </text:span><text:span text:style-name="T102">(or </text:span><text:span text:style-name="T58">DOWN</text:span><text:span text:style-name="T102">?)</text:span><text:span text:style-name="T43"> </text:span><text:span text:style-name="T112">(against high attacks)</text:span></text:p>
      <text:p text:style-name="P40"><text:span text:style-name="T41"><text:tab/></text:span><text:span text:style-name="T22">J</text:span><text:span text:style-name="T41">ump</text:span><text:span text:style-name="T112"> </text:span><text:span text:style-name="T113">uses </text:span><text:span text:style-name="T43">B</text:span><text:span text:style-name="T101"> </text:span><text:span text:style-name="T102">(or </text:span><text:span text:style-name="T58">UP</text:span><text:span text:style-name="T102">?)</text:span><text:span text:style-name="T113"> </text:span><text:span text:style-name="T112">(against low attacks)</text:span></text:p>
      <text:p text:style-name="P22"><text:span text:style-name="T41"><text:tab/></text:span><text:span text:style-name="T22">P</text:span><text:span text:style-name="T41">arry</text:span><text:span text:style-name="T77"> </text:span><text:span text:style-name="T79">uses </text:span><text:span text:style-name="T43">A+B</text:span><text:span text:style-name="T79"> </text:span><text:span text:style-name="T102">(or?) </text:span><text:span text:style-name="T77">(against </text:span><text:span text:style-name="T79">other</text:span><text:span text:style-name="T77"> attacks?)</text:span></text:p>
      <text:p text:style-name="P27"/>
      <text:p text:style-name="P22"><text:span text:style-name="T77"><text:tab/></text:span><text:span text:style-name="T23">P</text:span><text:span text:style-name="T43">unch</text:span><text:span text:style-name="T79"> uses </text:span><text:span text:style-name="T44">C</text:span><text:span text:style-name="T79"> (high attack)</text:span></text:p>
      <text:p text:style-name="P22"><text:span text:style-name="T79"><text:tab/></text:span><text:span text:style-name="T23">K</text:span><text:span text:style-name="T43">ick</text:span><text:span text:style-name="T79"> uses </text:span><text:span text:style-name="T44">D</text:span><text:span text:style-name="T79"> (low attack)</text:span></text:p>
      <text:p text:style-name="P23"><text:span text:style-name="T79"><text:tab/></text:span><text:span text:style-name="T25">I</text:span><text:span text:style-name="T44">nsult</text:span><text:span text:style-name="T80"> (ranged attack) uses </text:span><text:span text:style-name="T47">A+B</text:span></text:p>
      <text:p text:style-name="P23"><text:span text:style-name="T81"><text:tab/></text:span><text:span text:style-name="T26">S</text:span><text:span text:style-name="T45">lap</text:span><text:span text:style-name="T81"> (weak attack) uses </text:span><text:span text:style-name="T47">C+D</text:span></text:p>
      <text:p text:style-name="P23"><text:span text:style-name="T47"><text:tab/></text:span><text:span text:style-name="T27">S</text:span><text:span text:style-name="T48">lash</text:span><text:span text:style-name="T83"> </text:span><text:span text:style-name="T81">(strong attack) </text:span><text:span text:style-name="T83">uses </text:span><text:span text:style-name="T45">A+</text:span><text:span text:style-name="T47">B+</text:span><text:span text:style-name="T45">C</text:span></text:p>
      <text:p text:style-name="P22"><text:span text:style-name="T79"><text:tab/></text:span><text:span text:style-name="T24">F</text:span><text:span text:style-name="T42">ake</text:span><text:span text:style-name="T78"> uses </text:span><text:span text:style-name="T56">B+</text:span><text:span text:style-name="T44">C+D</text:span></text:p>
      <text:p text:style-name="P28"><text:tab/></text:p>
      <text:p text:style-name="P22"><text:span text:style-name="T45"><text:tab/></text:span><text:span text:style-name="T71">O</text:span><text:span text:style-name="T82">f course, </text:span><text:span text:style-name="T46">walking</text:span><text:span text:style-name="T82"> uses </text:span><text:span text:style-name="T46">directional pad</text:span><text:span text:style-name="T82"> (left and right!) and </text:span><text:span text:style-name="T46">doing nothing</text:span><text:span text:style-name="T82"> goes </text:span><text:span text:style-name="T46">Idle</text:span><text:span text:style-name="T82">...</text:span></text:p>
      <text:p text:style-name="P29"/>
      <text:p text:style-name="P22"><text:span text:style-name="T45"><text:tab/></text:span><text:span text:style-name="T70">S</text:span><text:span text:style-name="T81">o we keep A+B+C+D for something else...</text:span></text:p>
      <text:p text:style-name="P30"/>
      <text:p text:style-name="P22"><text:span text:style-name="T93"><text:tab/></text:span><text:span text:style-name="T70">W</text:span><text:span text:style-name="T81">ould parrying Insult with Insult clever? </text:span><text:span text:style-name="T99">Hm... Not sure about that...</text:span></text:p>
      <text:p text:style-name="P30"/>
      <text:p text:style-name="P22"><text:span text:style-name="T81"><text:tab/></text:span><text:span text:style-name="T72">I</text:span><text:span text:style-name="T88">n any cas, there’s no way to avoid an attack moving backward (as many games make parry/dodge that way).</text:span></text:p>
      <text:p text:style-name="P30"><text:soft-page-break/></text:p>
      <text:p text:style-name="P22"><text:span text:style-name="T81"><text:tab/></text:span><text:span text:style-name="T71">A</text:span><text:span text:style-name="T82">s said before, there is </text:span><text:span text:style-name="T46">no stun</text:span><text:span text:style-name="T82">. You (eventually) get hit </text:span><text:span text:style-name="T46">when Hit Points bar is empty, then you get Knocked Out and the game’s over</text:span><text:span text:style-name="T82">.</text:span></text:p>
      <text:p text:style-name="P29"/>
      <text:p text:style-name="P22"><text:span text:style-name="T82"><text:tab/></text:span><text:span text:style-name="T84">We’ll use buffer for the combo inputs. If I’m not wrong, you should uses the frames of the first attack to enter the following commands.</text:span></text:p>
      <text:p text:style-name="P31"/>
      <text:p text:style-name="P22"><text:span text:style-name="T84"><text:tab/></text:span><text:span text:style-name="T28">A</text:span><text:span text:style-name="T49">voiding attacks the good way deals no damage</text:span><text:span text:style-name="T85"> (or maybe 10%).</text:span></text:p>
      <text:p text:style-name="P24"><text:span text:style-name="T85"><text:tab/></text:span><text:span text:style-name="T28">A</text:span><text:span text:style-name="T49">voiding attacks the wrong way deals 50% damage</text:span><text:span text:style-name="T85">.</text:span></text:p>
      <text:p text:style-name="P32"/>
      <text:p text:style-name="P24"><text:span text:style-name="T85"><text:tab/></text:span><text:span text:style-name="T30">O</text:span><text:span text:style-name="T51">nly Punch, Fake and Kick attacks can be interrupted after several frames (4 to 6?)</text:span><text:span text:style-name="T86">. </text:span><text:span text:style-name="T87">In order</text:span><text:span text:style-name="T86"> to make combos available starting from those attacks. Negociable </text:span><text:span text:style-name="T87">and probably to be reworked...</text:span></text:p>
      <text:p text:style-name="P33"/>
      <text:p text:style-name="P25"><text:span text:style-name="T86"><text:tab/></text:span><text:span text:style-name="T52">Every single hit freezes the game for a few frames</text:span><text:span text:style-name="T88"> in order to make things happening clearer and give the ability to the opponent to parry/dodge what’s coming next.</text:span></text:p>
      <text:p text:style-name="P25"><text:span text:style-name="T88"><text:tab/></text:span><text:span text:style-name="T72">S</text:span><text:span text:style-name="T88">hould we need to avoid every single attacks of a combo with the good action or just avoiding the first one the good way and keeping it on would be enough?</text:span></text:p>
      <text:p text:style-name="P34"/>
      <text:p text:style-name="P25"><text:span text:style-name="T97"><text:tab/></text:span><text:span text:style-name="T29">C</text:span><text:span text:style-name="T50">haracters automatically face each other</text:span><text:span text:style-name="T98">. Just in case we autorize the ability to change side during a game.</text:span></text:p>
      <text:p text:style-name="P35"/>
      <text:p text:style-name="P35"/>
      <text:p text:style-name="P37">A few more words about KO and Hit animations...</text:p>
      <text:p text:style-name="P38"/>
      <text:p text:style-name="P26"><text:span text:style-name="T71"><text:tab/></text:span><text:span text:style-name="T31">W</text:span><text:span text:style-name="T53">hen an attack hits the opponent, the screen flashes</text:span><text:span text:style-name="T89"> (white at 90/100%) </text:span><text:span text:style-name="T53">for 1 frame </text:span><text:span text:style-name="T94">then</text:span><text:span text:style-name="T53"> the hit animation </text:span><text:span text:style-name="T55">plays</text:span><text:span text:style-name="T92"> </text:span><text:span text:style-name="T89">as an overlay (of course) where the attack succeeded. </text:span><text:span text:style-name="T91">While</text:span><text:span text:style-name="T90"> </text:span><text:span text:style-name="T91">the flashing frame, if there’s a KO, then </text:span><text:span text:style-name="T54">the KO animation</text:span><text:span text:style-name="T91"> (of the character) </text:span><text:span text:style-name="T54">starts playing with 1</text:span><text:span text:style-name="T57">st</text:span><text:span text:style-name="T54"> animation frame frozen for </text:span><text:span text:style-name="T55">(</text:span><text:span text:style-name="T54">about</text:span><text:span text:style-name="T55">)</text:span><text:span text:style-name="T54"> 4 frames</text:span><text:span text:style-name="T91">. Probably all following animations will be played at half speed (including the KO animation after <text:s/>the first frame which is frozen for about 4 frames).</text:span></text:p>
      <text:p text:style-name="P26"><text:span text:style-name="T53"><text:tab/></text:span><text:span text:style-name="T32">W</text:span><text:span text:style-name="T53">hen an attack misses, then we play the miss animation</text:span><text:span text:style-name="T100"> as an overlay (as well) about where the attack missed.</text:span></text:p>
      <text:p text:style-name="P39"><text:tab/></text:p>
      <text:p text:style-name="P39"/>
      <text:p text:style-name="P3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2:01:48.073000000</meta:creation-date>
    <dc:date>2022-02-13T22:34:09.171000000</dc:date>
    <meta:editing-duration>PT1H6M</meta:editing-duration>
    <meta:editing-cycles>15</meta:editing-cycles>
    <meta:generator>LibreOffice/7.2.5.2$Windows_X86_64 LibreOffice_project/499f9727c189e6ef3471021d6132d4c694f357e5</meta:generator>
    <meta:document-statistic meta:table-count="0" meta:image-count="0" meta:object-count="0" meta:page-count="4" meta:paragraph-count="53" meta:word-count="1081" meta:character-count="6145" meta:non-whitespace-character-count="5065"/>
  </office:meta>
</office:document-meta>
</file>